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66b3" draw:marker-start-width="0.279cm" draw:marker-end-width="0.279cm" draw:fill-color="#87d1d1" draw:textarea-horizontal-align="justify" draw:textarea-vertical-align="middle" draw:auto-grow-height="false" fo:min-height="1.136cm" fo:min-width="0.077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ccbe00" draw:marker-start-width="0.279cm" draw:marker-end-width="0.279cm" draw:fill-color="#fff685" draw:textarea-horizontal-align="justify" draw:textarea-vertical-align="middle" draw:auto-grow-height="false" fo:min-height="0.238cm" fo:min-width="0.975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ccbe00" draw:marker-start-width="0.279cm" draw:marker-end-width="0.279cm" draw:fill-color="#fff685" draw:textarea-horizontal-align="justify" draw:textarea-vertical-align="middle" draw:auto-grow-height="false" fo:min-height="0.29cm" fo:min-width="1.027cm" fo:padding-top="0.151cm" fo:padding-bottom="0.151cm" fo:padding-left="0.276cm" fo:padding-right="0.276cm"/>
    </style:style>
    <style:style style:name="gr4" style:family="graphic" style:parent-style-name="standard">
      <style:graphic-properties draw:textarea-horizontal-align="justify" draw:textarea-vertical-align="top" draw:auto-grow-height="false" fo:min-height="4.83cm" fo:min-width="2.802cm"/>
    </style:style>
    <style:style style:name="gr5" style:family="graphic" style:parent-style-name="standard">
      <style:graphic-properties draw:textarea-horizontal-align="justify" draw:textarea-vertical-align="middle" draw:auto-grow-height="false" fo:min-height="0.258cm" fo:min-width="2.501cm"/>
    </style:style>
    <style:style style:name="gr6" style:family="graphic" style:parent-style-name="standard">
      <style:graphic-properties draw:textarea-horizontal-align="justify" draw:textarea-vertical-align="middle" draw:auto-grow-height="false" fo:min-height="0.322cm" fo:min-width="2.501cm"/>
    </style:style>
    <style:style style:name="gr7" style:family="graphic" style:parent-style-name="standard">
      <style:graphic-properties draw:textarea-horizontal-align="justify" draw:textarea-vertical-align="middle" draw:auto-grow-height="false" fo:min-height="0.893cm" fo:min-width="3.69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449cm" fo:min-width="4.168cm"/>
    </style:style>
    <style:style style:name="gr10" style:family="graphic" style:parent-style-name="standard">
      <style:graphic-properties draw:textarea-horizontal-align="justify" draw:textarea-vertical-align="top" draw:auto-grow-height="false" fo:min-height="4.83cm" fo:min-width="2.421cm"/>
    </style:style>
    <style:style style:name="gr11" style:family="graphic" style:parent-style-name="standard">
      <style:graphic-properties draw:textarea-horizontal-align="justify" draw:textarea-vertical-align="top" draw:auto-grow-height="false" fo:min-height="1.909cm" fo:min-width="2.421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top" draw:auto-grow-height="false" fo:min-height="2.798cm" fo:min-width="5.215cm"/>
    </style:style>
    <style:style style:name="gr14" style:family="graphic" style:parent-style-name="standard">
      <style:graphic-properties draw:textarea-horizontal-align="justify" draw:textarea-vertical-align="top" draw:auto-grow-height="false" fo:min-height="2.671cm" fo:min-width="2.421cm"/>
    </style:style>
    <style:style style:name="gr15" style:family="graphic" style:parent-style-name="standard">
      <style:graphic-properties draw:textarea-horizontal-align="justify" draw:textarea-vertical-align="middle" draw:auto-grow-height="false" fo:min-height="3.56cm" fo:min-width="6.485cm"/>
    </style:style>
    <style:style style:name="gr16" style:family="graphic" style:parent-style-name="standard">
      <style:graphic-properties svg:stroke-color="#ef413d" draw:fill-color="#72bf44" draw:textarea-horizontal-align="justify" draw:textarea-vertical-align="middle" draw:auto-grow-height="false" fo:min-height="0.639cm" fo:min-width="0.136cm"/>
    </style:style>
    <style:style style:name="gr17" style:family="graphic" style:parent-style-name="standard">
      <style:graphic-properties svg:stroke-color="#ef413d" draw:fill-color="#72bf44" draw:textarea-horizontal-align="justify" draw:textarea-vertical-align="middle" draw:auto-grow-height="false" fo:min-height="0.449cm" fo:min-width="0.946cm"/>
    </style:style>
    <style:style style:name="gr18" style:family="graphic" style:parent-style-name="standard">
      <style:graphic-properties draw:textarea-horizontal-align="justify" draw:textarea-vertical-align="middle" draw:auto-grow-height="false" fo:min-height="3.306cm" fo:min-width="5.215cm"/>
    </style:style>
    <style:style style:name="gr19" style:family="graphic" style:parent-style-name="standard">
      <style:graphic-properties draw:textarea-horizontal-align="justify" draw:textarea-vertical-align="middle" draw:auto-grow-height="false" fo:min-height="0.322cm" fo:min-width="4.163cm"/>
    </style:style>
    <style:style style:name="gr20" style:family="graphic" style:parent-style-name="standard">
      <style:graphic-properties draw:textarea-horizontal-align="justify" draw:textarea-vertical-align="middle" draw:auto-grow-height="false" fo:min-height="0.258cm" fo:min-width="3.947cm"/>
    </style:style>
    <style:style style:name="gr21" style:family="graphic" style:parent-style-name="standard">
      <style:graphic-properties svg:stroke-color="#ef413d" draw:fill-color="#72bf44" draw:textarea-horizontal-align="justify" draw:textarea-vertical-align="middle" draw:auto-grow-height="false" fo:min-height="0.258cm" fo:min-width="1.613cm"/>
    </style:style>
    <style:style style:name="gr22" style:family="graphic" style:parent-style-name="standard">
      <style:graphic-properties draw:textarea-horizontal-align="justify" draw:textarea-vertical-align="middle" draw:auto-grow-height="false" fo:min-height="2.175cm" fo:min-width="3.541cm"/>
    </style:style>
    <style:style style:name="gr23" style:family="graphic" style:parent-style-name="standard">
      <style:graphic-properties draw:textarea-horizontal-align="justify" draw:textarea-vertical-align="middle" draw:auto-grow-height="false" fo:min-height="0.415cm" fo:min-width="1.248cm"/>
    </style:style>
    <style:style style:name="gr24" style:family="graphic" style:parent-style-name="standard">
      <style:graphic-properties draw:textarea-horizontal-align="justify" draw:textarea-vertical-align="middle" draw:auto-grow-height="false" fo:min-height="2.544cm" fo:min-width="4.326cm"/>
    </style:style>
    <style:style style:name="gr25" style:family="graphic" style:parent-style-name="standard">
      <style:graphic-properties draw:textarea-horizontal-align="justify" draw:textarea-vertical-align="middle" draw:auto-grow-height="false" fo:min-height="0.449cm" fo:min-width="0.278cm"/>
    </style:style>
    <style:style style:name="gr26" style:family="graphic" style:parent-style-name="standard">
      <style:graphic-properties svg:stroke-color="#ef413d" draw:fill-color="#72bf44" draw:textarea-horizontal-align="justify" draw:textarea-vertical-align="middle" draw:auto-grow-height="false" fo:min-height="0.449cm" fo:min-width="0.973cm"/>
    </style:style>
    <style:style style:name="gr27" style:family="graphic" style:parent-style-name="standard">
      <style:graphic-properties draw:textarea-horizontal-align="justify" draw:textarea-vertical-align="middle" draw:auto-grow-height="false" fo:min-height="0.449cm" fo:min-width="0.501cm"/>
    </style:style>
    <style:style style:name="gr28" style:family="graphic" style:parent-style-name="standard">
      <style:graphic-properties svg:stroke-width="0.053cm" svg:stroke-color="#ccbe00" draw:marker-start-width="0.279cm" draw:marker-end-width="0.279cm" draw:fill-color="#fff685" draw:textarea-horizontal-align="justify" draw:textarea-vertical-align="middle" draw:auto-grow-height="false" fo:min-height="0.828cm" fo:min-width="0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draw:marker-start-width="0.279cm" draw:marker-end-width="0.279cm" draw:fill-color="#87d1d1" draw:textarea-horizontal-align="justify" draw:textarea-vertical-align="middle" draw:auto-grow-height="false" fo:min-height="0.11cm" fo:min-width="1.207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66b3" draw:marker-start-width="0.279cm" draw:marker-end-width="0.279cm" draw:fill-color="#87d1d1" draw:textarea-horizontal-align="justify" draw:textarea-vertical-align="middle" draw:auto-grow-height="false" fo:min-height="1.188cm" fo:min-width="0.129cm" fo:padding-top="0.151cm" fo:padding-bottom="0.151cm" fo:padding-left="0.276cm" fo:padding-right="0.276cm"/>
    </style:style>
    <style:style style:name="gr31" style:family="graphic" style:parent-style-name="standard">
      <style:graphic-properties svg:stroke-color="#ef413d" draw:fill-color="#72bf44" draw:textarea-horizontal-align="justify" draw:textarea-vertical-align="middle" draw:auto-grow-height="false" fo:min-height="1.147cm" fo:min-width="1.151cm"/>
    </style:style>
    <style:style style:name="gr32" style:family="graphic" style:parent-style-name="standard">
      <style:graphic-properties draw:textarea-horizontal-align="justify" draw:textarea-vertical-align="middle" draw:auto-grow-height="false" fo:min-height="4.83cm" fo:min-width="6.485cm"/>
    </style:style>
    <style:style style:name="gr33" style:family="graphic" style:parent-style-name="standard">
      <style:graphic-properties draw:textarea-horizontal-align="justify" draw:textarea-vertical-align="middle" draw:auto-grow-height="false" fo:min-height="4.576cm" fo:min-width="5.977cm"/>
    </style:style>
    <style:style style:name="gr34" style:family="graphic" style:parent-style-name="standard">
      <style:graphic-properties draw:textarea-horizontal-align="justify" draw:textarea-vertical-align="middle" draw:auto-grow-height="false" fo:min-height="0.322cm" fo:min-width="6.168cm"/>
    </style:style>
    <style:style style:name="gr35" style:family="graphic" style:parent-style-name="standard">
      <style:graphic-properties draw:textarea-horizontal-align="justify" draw:textarea-vertical-align="middle" draw:auto-grow-height="false" fo:min-height="0.258cm" fo:min-width="6.063cm"/>
    </style:style>
    <style:style style:name="gr36" style:family="graphic" style:parent-style-name="standard">
      <style:graphic-properties svg:stroke-color="#ef413d" draw:fill-color="#72bf44" draw:textarea-horizontal-align="justify" draw:textarea-vertical-align="middle" draw:auto-grow-height="false" fo:min-height="0.258cm" fo:min-width="2.168cm"/>
    </style:style>
    <style:style style:name="gr37" style:family="graphic" style:parent-style-name="standard">
      <style:graphic-properties draw:textarea-horizontal-align="justify" draw:textarea-vertical-align="middle" draw:auto-grow-height="false" fo:min-height="0.766cm" fo:min-width="2.167cm"/>
    </style:style>
    <style:style style:name="gr38" style:family="graphic" style:parent-style-name="standard">
      <style:graphic-properties svg:stroke-color="#ef413d" draw:fill-color="#72bf44" draw:textarea-horizontal-align="justify" draw:textarea-vertical-align="middle" draw:auto-grow-height="false" fo:min-height="0.322cm" fo:min-width="8.946cm"/>
    </style:style>
    <style:style style:name="gr39" style:family="graphic" style:parent-style-name="standard">
      <style:graphic-properties svg:stroke-color="#ef413d" draw:fill-color="#72bf44" draw:textarea-horizontal-align="justify" draw:textarea-vertical-align="middle" draw:auto-grow-height="false" fo:min-height="0.452cm" fo:min-width="6.384cm"/>
    </style:style>
    <style:style style:name="gr40" style:family="graphic" style:parent-style-name="standard">
      <style:graphic-properties draw:textarea-horizontal-align="justify" draw:textarea-vertical-align="middle" draw:auto-grow-height="false" fo:min-height="2.798cm" fo:min-width="5.215cm"/>
    </style:style>
    <style:style style:name="gr41" style:family="graphic" style:parent-style-name="standard">
      <style:graphic-properties draw:textarea-horizontal-align="justify" draw:textarea-vertical-align="middle" draw:auto-grow-height="false" fo:min-height="0.195cm" fo:min-width="2.391cm"/>
    </style:style>
    <style:style style:name="gr42" style:family="graphic" style:parent-style-name="standard">
      <style:graphic-properties draw:textarea-horizontal-align="justify" draw:textarea-vertical-align="middle" draw:auto-grow-height="false" fo:min-height="0.83cm" fo:min-width="2.723cm"/>
    </style:style>
    <style:style style:name="gr43" style:family="graphic" style:parent-style-name="standard">
      <style:graphic-properties draw:textarea-horizontal-align="justify" draw:textarea-vertical-align="middle" draw:auto-grow-height="false" fo:min-height="5.973cm" fo:min-width="5.723cm"/>
    </style:style>
    <style:style style:name="gr44" style:family="graphic" style:parent-style-name="standard">
      <style:graphic-properties svg:stroke-color="#ef413d" draw:fill-color="#72bf44" draw:textarea-horizontal-align="justify" draw:textarea-vertical-align="middle" draw:auto-grow-height="false" fo:min-height="5.084cm" fo:min-width="0.135cm"/>
    </style:style>
    <style:style style:name="gr45" style:family="graphic" style:parent-style-name="standard">
      <style:graphic-properties svg:stroke-color="#ef413d" draw:fill-color="#72bf44" draw:textarea-horizontal-align="justify" draw:textarea-vertical-align="middle" draw:auto-grow-height="false" fo:min-height="0.703cm" fo:min-width="2.723cm"/>
    </style:style>
    <style:style style:name="P1" style:family="paragraph">
      <loext:graphic-properties draw:fill-color="#87d1d1"/>
      <style:paragraph-properties fo:text-align="center"/>
    </style:style>
    <style:style style:name="P2" style:family="paragraph">
      <loext:graphic-properties draw:fill-color="#fff685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fo:font-weight="bold" style:font-weight-asian="bold" style:font-weight-complex="bold"/>
    </style:style>
    <style:style style:name="P9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72bf44"/>
      <style:paragraph-properties fo:text-align="center"/>
    </style:style>
    <style:style style:name="P11" style:family="paragraph">
      <style:paragraph-properties fo:text-align="center"/>
      <style:text-properties fo:font-size="13pt" style:font-size-asian="13pt" style:font-size-complex="13pt"/>
    </style:style>
    <style:style style:name="P12" style:family="paragraph">
      <loext:graphic-properties draw:fill-color="#72bf44"/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-color="#72bf44"/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89cm" svg:height="2.032cm" svg:x="26.273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159cm" svg:height="0.762cm" draw:transform="rotate (-1.51407312610508) translate (27.04cm 6.8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159cm" svg:height="0.762cm" svg:x="6.842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302cm" svg:height="5.08cm" svg:x="5.572cm" svg:y="16.367cm">
          <text:p text:style-name="P3"><text:span text:style-name="T1">Star</text:span></text:p>
          <text:p text:style-name="P3"><text:span text:style-name="T2">tessid: key</text:span></text:p>
          <text:p text:style-name="P3"><text:span text:style-name="T2">catalog_name</text:span></text:p>
          <text:p text:style-name="P3"><text:span text:style-name="T2">r_a (position)</text:span></text:p>
          <text:p text:style-name="P3"><text:span text:style-name="T2">dec (position)</text:span></text:p>
          <text:p text:style-name="P3"><text:span text:style-name="T2">radius </text:span></text:p>
          <text:p text:style-name="P3"><text:span text:style-name="T2">luminosity</text:span></text:p>
          <text:p text:style-name="P3"><text:span text:style-name="T2">spectrum</text:span></text:p>
          <text:p text:style-name="P3"><text:span text:style-name="T2">metallicity</text:span></text:p>
          <text:p text:style-name="P3"><text:span text:style-name="T2">variability</text:span></text:p>
          <text:p text:style-name="P3"><text:span text:style-name="T2">distance</text:span></text:p>
          <text:p text:style-name="P3"><text:span text:style-name="T2">has_planet</text:span></text:p>
          <text:p text:style-name="P3"><text:span text:style-name="T2"/></text:p>
          <text:p text:style-name="P3"><text:span text:style-name="T2"/></text:p>
          <text:p text:style-name="P3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429cm" svg:height="1.016cm" svg:x="1.762cm" svg:y="18.272cm">
          <text:p text:style-name="P5"><text:span text:style-name="T3">&lt;star&gt;_lc.fit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3.429cm" svg:height="1.143cm" svg:x="1.762cm" svg:y="16.621cm">
          <text:p text:style-name="P5"><text:span text:style-name="T3">Exomast: htt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4.191cm" svg:height="1.143cm" svg:x="1.254cm" svg:y="13.827cm">
          <text:p text:style-name="P5"><text:span text:style-name="T3">List of tess targets:</text:span></text:p>
          <text:p text:style-name="P5"><text:span text:style-name="T3">tessid</text:span>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9.128cm" svg:y1="14.589cm" svg:x2="6.588cm" svg:y2="16.875cm">
          <text:p/>
        </draw:line>
        <draw:custom-shape draw:style-name="gr9" draw:text-style-name="P5" draw:layer="layout" svg:width="5.334cm" svg:height="1.397cm" svg:x="12.557cm" svg:y="18.145cm">
          <text:p text:style-name="P5">postgresq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2.921cm" svg:height="5.08cm" svg:x="9.382cm" svg:y="16.367cm">
          <text:p text:style-name="P3"><text:span text:style-name="T4">Planet</text:span></text:p>
          <text:p text:style-name="P3"><text:span text:style-name="T3">planetid: </text:span><text:span text:style-name="T3">key</text:span></text:p>
          <text:p text:style-name="P3"><text:span text:style-name="T3">tessid: fk</text:span></text:p>
          <text:p text:style-name="P3"><text:span text:style-name="T3">rad</text:span></text:p>
          <text:p text:style-name="P3"><text:span text:style-name="T3">mass</text:span></text:p>
          <text:p text:style-name="P3"><text:span text:style-name="T3">period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8.112cm" svg:y1="17.002cm" svg:x2="9.509cm" svg:y2="17.764cm">
          <text:p/>
        </draw:line>
        <draw:custom-shape draw:style-name="gr11" draw:text-style-name="P4" draw:layer="layout" svg:width="2.921cm" svg:height="2.159cm" svg:x="10.398cm" svg:y="11.668cm">
          <text:p text:style-name="P3"><text:span text:style-name="T4">Light_Curve</text:span></text:p>
          <text:p text:style-name="P3"><text:span text:style-name="T3">tessid: key</text:span></text:p>
          <text:p text:style-name="P3"><text:span text:style-name="T3">time</text:span></text:p>
          <text:p text:style-name="P3"><text:span text:style-name="T3">luminosity</text:span>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8.112cm" svg:y1="17.002cm" svg:x2="10.652cm" svg:y2="12.557cm">
          <text:p/>
        </draw:line>
        <draw:line draw:style-name="gr12" draw:text-style-name="P7" draw:layer="layout" svg:x1="7.604cm" svg:y1="17.002cm" svg:x2="8.112cm" svg:y2="17.002cm">
          <text:p/>
        </draw:line>
        <draw:custom-shape draw:style-name="gr13" draw:text-style-name="P5" draw:layer="layout" svg:width="5.715cm" svg:height="3.048cm" svg:x="19.415cm" svg:y="1.508cm">
          <text:p text:style-name="P5">Home page</text:p>
          <text:p text:style-name="P5"><text:span text:style-name="T3"/></text:p>
          <text:p text:style-name="P3"><text:span text:style-name="T3">1: Look up star by name</text:span></text:p>
          <text:p text:style-name="P3"><text:span text:style-name="T2"><text:s text:c="4"/></text:span><text:span text:style-name="T2">form input: (EPIC or tessid)</text:span></text:p>
          <text:p text:style-name="P3"><text:span text:style-name="T3">2: Random sta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921cm" svg:height="2.921cm" svg:x="6.08cm" svg:y="12.049cm">
          <text:p text:style-name="P8"><text:span text:style-name="T4">Star Names</text:span></text:p>
          <text:p text:style-name="P8"><text:span text:style-name="T5">tessid: key</text:span></text:p>
          <text:p text:style-name="P8"><text:span text:style-name="T5">catalog_name</text:span></text:p>
          <text:p text:style-name="P8"><text:span text:style-name="T5">EPIC_name</text:span>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5.699cm" svg:y1="14.716cm" svg:x2="6.207cm" svg:y2="12.938cm">
          <text:p/>
        </draw:line>
        <draw:line draw:style-name="gr12" draw:text-style-name="P7" draw:layer="layout" svg:x1="4.048cm" svg:y1="14.716cm" svg:x2="5.699cm" svg:y2="14.716cm">
          <text:p/>
        </draw:line>
        <draw:line draw:style-name="gr12" draw:text-style-name="P7" draw:layer="layout" svg:x1="8.493cm" svg:y1="12.938cm" svg:x2="9.128cm" svg:y2="12.938cm">
          <text:p/>
        </draw:line>
        <draw:line draw:style-name="gr12" draw:text-style-name="P7" draw:layer="layout" svg:x1="9.128cm" svg:y1="14.589cm" svg:x2="9.128cm" svg:y2="12.938cm">
          <text:p/>
        </draw:line>
        <draw:custom-shape draw:style-name="gr15" draw:text-style-name="P5" draw:layer="layout" svg:width="6.985cm" svg:height="3.81cm" svg:x="19.542cm" svg:y="15.605cm">
          <text:p text:style-name="P5">API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27cm" svg:height="1.016cm" svg:x="21.828cm" svg:y="4.81cm">
          <text:p text:style-name="P5">1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0" draw:layer="layout" svg:width="1.651cm" svg:height="1.397cm" svg:x="25.256cm" svg:y="2.016cm">
          <text:p text:style-name="P5">2</text:p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5" draw:layer="layout" svg:width="5.715cm" svg:height="3.556cm" svg:x="19.415cm" svg:y="6.207cm">
          <text:p text:style-name="P5">Search star info</text:p>
          <text:p text:style-name="P5"><text:span text:style-name="T2">request &lt;tessid or epic&gt;</text:span></text:p>
          <text:p text:style-name="P5"><text:span text:style-name="T2">displays returned star info</text:span></text:p>
          <text:p text:style-name="P5"><text:span text:style-name="T2"/></text:p>
          <text:p text:style-name="P5"><text:span text:style-name="T2">Button/link: graph light curve</text:span></text:p>
          <text:p text:style-name="P5"><text:span text:style-name="T2">Button/link: Star chart position plot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329cm" svg:height="1.143cm" draw:transform="rotate (-1.5709708597201) translate (21.672cm 9.89cm)">
          <text:p text:style-name="P5"><text:span text:style-name="T6">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1" draw:layer="layout" svg:width="5.081cm" svg:height="1.016cm" draw:transform="rotate (-1.57411245237369) translate (24.765cm 10.019cm)">
          <text:p text:style-name="P5"><text:span text:style-name="T6">return star info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2" draw:layer="layout" svg:width="2.413cm" svg:height="1.016cm" svg:x="17.002cm" svg:y="7.858cm">
          <text:p text:style-name="P5"><text:span text:style-name="T3">graph lc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5.715cm" svg:height="3.429cm" svg:x="5.191cm" svg:y="6.715cm">
          <text:p text:style-name="P5">Chart.js, </text:p>
          <text:p text:style-name="P5">?data processing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1.997cm" svg:height="1.329cm" draw:transform="skewX (0.627096800241562) rotate (2.34886410733397) translate (9.965cm 11.622cm)">
          <text:p text:style-name="P5"><text:span text:style-name="T3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5" draw:layer="layout" svg:width="4.826cm" svg:height="2.794cm" svg:x="12.049cm" svg:y="6.842cm">
          <text:p text:style-name="P5">LC Graph(s)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0.889cm" svg:height="1.397cm" svg:x="11.033cm" svg:y="7.858cm">
          <text:p text:style-name="P5">?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2" draw:layer="layout" svg:width="1.683cm" svg:height="1.397cm" svg:x="25.257cm" svg:y="7.223cm">
          <text:p text:style-name="P5"><text:span text:style-name="T3">scp plo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5" draw:layer="layout" svg:width="1.143cm" svg:height="1.397cm" draw:transform="rotate (1.60832090571277) translate (7.245cm 6.486cm)">
          <text:p text:style-name="P5">?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28" draw:text-style-name="P2" draw:layer="layout" svg:width="0.635cm" svg:height="1.524cm" svg:x="0.746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2.413cm" svg:height="0.508cm" svg:x="20.558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889cm" svg:height="2.032cm" svg:x="15.605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1.651cm" svg:height="1.397cm" svg:x="1.126cm" svg:y="2.016cm">
          <text:p text:style-name="P5">2</text:p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5" draw:layer="layout" svg:width="6.985cm" svg:height="5.08cm" svg:x="1.508cm" svg:y="14.716cm">
          <text:p text:style-name="P5">API</text:p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6.477cm" svg:height="4.826cm" svg:x="2.905cm" svg:y="1.635cm">
          <text:p text:style-name="P5">Random Star:</text:p>
          <text:p text:style-name="P5">Star Info</text:p>
          <text:p text:style-name="P13"><text:span text:style-name="T2">request random</text:span></text:p>
          <text:p text:style-name="P13"><text:span text:style-name="T2">displays </text:span><text:span text:style-name="T2">returned star </text:span><text:span text:style-name="T2">info</text:span></text:p>
          <text:p text:style-name="P13"><text:span text:style-name="T2"/></text:p>
          <text:p text:style-name="P5"><text:span text:style-name="T2">Button/link: </text:span><text:span text:style-name="T2">graph light </text:span><text:span text:style-name="T2">curve</text:span></text:p>
          <text:p text:style-name="P5"><text:span text:style-name="T2">Button/link: Star </text:span><text:span text:style-name="T2">Chart position </text:span><text:span text:style-name="T2">plot</text:span></text:p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7.62cm" svg:height="1.143cm" draw:transform="rotate (-1.5709708597201) translate (4.381cm 6.715cm)">
          <text:p text:style-name="P5"><text:span text:style-name="T6">request </text:span><text:span text:style-name="T6">rando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1" draw:layer="layout" svg:width="7.499cm" svg:height="1.016cm" draw:transform="rotate (-1.57411245237369) translate (7.482cm 6.717cm)">
          <text:p text:style-name="P5"><text:span text:style-name="T6">return star info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2" draw:layer="layout" svg:width="3.048cm" svg:height="1.016cm" svg:x="9.763cm" svg:y="3.413cm">
          <text:p text:style-name="P5"><text:span text:style-name="T3">graph lc</text:span></text:p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5.715cm" svg:height="3.429cm" svg:x="18.906cm" svg:y="2.27cm">
          <text:p text:style-name="P5">Chart.js, </text:p>
          <text:p text:style-name="P5">?data processing?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4" draw:text-style-name="P5" draw:layer="layout" svg:width="4.826cm" svg:height="2.794cm" svg:x="12.938cm" svg:y="2.397cm">
          <text:p text:style-name="P5">LC Graph(s)</text:p>
          <text:p text:style-name="P5"><text:span text:style-name="T3">Guess </text:span><text:span text:style-name="T3">planets?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5" draw:layer="layout" svg:width="0.889cm" svg:height="1.397cm" svg:x="17.89cm" svg:y="3.413cm">
          <text:p text:style-name="P5">?</text:p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6" draw:layer="layout" svg:width="3.048cm" svg:height="2.031cm" draw:transform="rotate (1.58877321809044) translate (20.739cm 8.909cm)">
          <text:p text:style-name="P5"><text:span text:style-name="T3">from lc data?</text:span></text:p>
          <draw:enhanced-geometry svg:viewBox="0 0 21600 21600" draw:text-areas="0 ?f0 ?f5 ?f2" draw:mirror-horizontal="true" draw:type="right-arrow" draw:modifiers="16591.4070186947 5992.326610919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4" draw:layer="layout" svg:width="10.795cm" svg:height="1.143cm" svg:x="9.128cm" svg:y="11.287cm">
          <text:p text:style-name="P3"><text:span text:style-name="T3">Position plo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2" draw:layer="layout" svg:width="7.866cm" svg:height="1.403cm" draw:transform="rotate (1.57987203890527) translate (13.73cm 13.33cm)">
          <text:p text:style-name="P5"><text:span text:style-name="T3">Guess: </text:span><text:span text:style-name="T3">has_planets(</text:span><text:span text:style-name="T3">bool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5" draw:layer="layout" svg:width="5.715cm" svg:height="3.048cm" svg:x="12.557cm" svg:y="13.573cm">
          <text:p text:style-name="P5">Get and display</text:p>
          <text:p text:style-name="P5">planet info, if any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3.302cm" svg:height="0.889cm" svg:x="9.001cm" svg:y="14.462cm">
          <text:p text:style-name="P5"><text:span text:style-name="T3">planets?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6" draw:layer="layout" svg:width="3.683cm" svg:height="2.159cm" svg:x="8.747cm" svg:y="15.224cm">
          <text:p text:style-name="P5"><text:span text:style-name="T3">plane</text:span><text:span text:style-name="T3">ts t/f</text:span></text:p>
          <text:p text:style-name="P5"><text:span text:style-name="T3">if t: </text:span><text:span text:style-name="T3">plane</text:span><text:span text:style-name="T3">t info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5" draw:layer="layout" svg:width="6.223cm" svg:height="6.223cm" svg:x="20.05cm" svg:y="10.017cm">
          <text:p text:style-name="P5">Star Chart Plot</text:p>
          <draw:enhanced-geometry svg:viewBox="0 0 21600 21600" draw:type="rectangle" draw:enhanced-path="M 0 0 L 21600 0 21600 21600 0 21600 0 0 Z N"/>
        </draw:custom-shape>
        <draw:custom-shape draw:style-name="gr44" draw:text-style-name="P10" draw:layer="layout" svg:width="0.635cm" svg:height="5.334cm" svg:x="8.493cm" svg:y="6.84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3.683cm" svg:height="1.905cm" svg:x="16.113cm" svg:y="9.509cm">
          <text:p text:style-name="P5"><text:span text:style-name="T3">pos. plot from </text:span></text:p>
          <text:p text:style-name="P5"><text:span text:style-name="T3">searchstar info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1T20:18:17.037968930</meta:creation-date>
    <dc:date>2019-06-21T22:01:25.715800683</dc:date>
    <meta:editing-duration>PT7M46S</meta:editing-duration>
    <meta:editing-cycles>2</meta:editing-cycles>
    <meta:generator>LibreOffice/6.0.7.3$Linux_X86_64 LibreOffice_project/00m0$Build-3</meta:generator>
    <meta:document-statistic meta:object-count="54"/>
  </office:meta>
</office:document-meta>
</file>